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11.49pt"/>
    </style:style>
    <style:style style:name="co3" style:family="table-column">
      <style:table-column-properties fo:break-before="auto" style:column-width="3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7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(EURO)</text:p>
          </table:table-cell>
          <table:table-cell table:style-name="ce1" office:value-type="string" calcext:value-type="string">
            <text:p>Value(TOTAL)</text:p>
          </table:table-cell>
          <table:table-cell table:style-name="ce1" office:value-type="string" calcext:value-type="string">
            <text:p>url EEUU</text:p>
          </table:table-cell>
          <table:table-cell table:style-name="ce4" office:value-type="string" calcext:value-type="string">
            <text:p>Alternative UK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Value per element(Pounds)</text:p>
          </table:table-cell>
          <table:table-cell table:style-name="ce4" office:value-type="string" calcext:value-type="string">
            <text:p>Value per element (Euro)</text:p>
          </table:table-cell>
          <table:table-cell table:style-name="ce4" office:value-type="string" calcext:value-type="string">
            <text:p>Total value (Euro)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edstudio</text:p>
          </table:table-cell>
          <table:table-cell table:style-name="ce3" office:value-type="string" calcext:value-type="string">
            <text:p>Grove-Digital Temmperature and humidity sensor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currency" office:currency="EUR" office:value="7.7" calcext:value-type="currency">
            <text:p>7.70 €</text:p>
          </table:table-cell>
          <table:table-cell table:style-name="ce6" table:number-matrix-columns-spanned="1" table:number-matrix-rows-spanned="9" table:formula="of:=[.C2:.C10] * [.D2:.D10]" office:value-type="currency" office:currency="EUR" office:value="61.6" calcext:value-type="currency">
            <text:p>61.60 €</text:p>
          </table:table-cell>
          <table:table-cell table:style-name="ce9" office:value-type="string" calcext:value-type="string">
            <text:p><text:a xlink:href="https://www.seeedstudio.com/Grove-Temperature%26Humidity-Sensor-(High-Accuracy-%26-Mini)-p-1921.html" xlink:type="simple">https://www.seeedstudio.com/Grove-Temperature%26Humidity-Sensor-(High-Accuracy-%26-Mini)-p-1921.html</text:a></text:p>
          </table:table-cell>
          <table:table-cell table:style-name="ce10" office:value-type="string" calcext:value-type="string">
            <text:p><text:a xlink:href="https://www.unmannedtechshop.co.uk/grove-temperature-humidity-sensor-high-accuracy-mini/?setCurrencyId=1" xlink:type="simple">https://www.unmannedtechshop.co.uk/grove-temperature-humidity-sensor-high-accuracy-mini/?setCurrencyId=1</text:a></text:p>
          </table:table-cell>
          <table:table-cell table:style-name="ce5" office:value-type="float" office:value="8" calcext:value-type="float">
            <text:p>8</text:p>
          </table:table-cell>
          <table:table-cell table:style-name="ce13" office:value-type="currency" office:currency="£" office:value="8.5" calcext:value-type="currency">
            <text:p>£8.50</text:p>
          </table:table-cell>
          <table:table-cell table:style-name="ce6" table:number-matrix-columns-spanned="1" table:number-matrix-rows-spanned="10" table:formula="of:=[.I2:.I11] * 1.17395" office:value-type="currency" office:currency="EUR" office:value="9.978575" calcext:value-type="currency">
            <text:p>9.98 €</text:p>
          </table:table-cell>
          <table:table-cell table:style-name="ce6" table:number-matrix-columns-spanned="1" table:number-matrix-rows-spanned="10" table:formula="of:=[.H2:.H11] * [.J2:.J11]" office:value-type="currency" office:currency="EUR" office:value="79.8286" calcext:value-type="currency">
            <text:p>79.83 €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Grove-Digital Light sensor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currency" office:currency="EUR" office:value="8.97" calcext:value-type="currency">
            <text:p>8.97 €</text:p>
          </table:table-cell>
          <table:table-cell table:style-name="ce6" office:value-type="currency" office:currency="EUR" office:value="71.76" calcext:value-type="currency">
            <text:p>71.76 €</text:p>
          </table:table-cell>
          <table:table-cell table:style-name="ce9" office:value-type="string" calcext:value-type="string">
            <text:p><text:a xlink:href="https://www.seeedstudio.com/Grove-Digital-Light-Sensor-p-1281.html" xlink:type="simple">https://www.seeedstudio.com/Grove-Digital-Light-Sensor-p-1281.html</text:a></text:p>
          </table:table-cell>
          <table:table-cell table:style-name="ce10" office:value-type="string" calcext:value-type="string">
            <text:p><text:a xlink:href="http://www.robotshop.com/uk/grove-digital-light-sensor.html" xlink:type="simple">http://www.robotshop.com/uk/grove-digital-light-sensor.html</text:a></text:p>
          </table:table-cell>
          <table:table-cell table:style-name="ce5" office:value-type="float" office:value="8" calcext:value-type="float">
            <text:p>8</text:p>
          </table:table-cell>
          <table:table-cell table:style-name="ce13" office:value-type="currency" office:currency="£" office:value="9.5" calcext:value-type="currency">
            <text:p>£9.50</text:p>
          </table:table-cell>
          <table:table-cell table:style-name="ce6" office:value-type="currency" office:currency="EUR" office:value="11.152525" calcext:value-type="currency">
            <text:p>11.15 €</text:p>
          </table:table-cell>
          <table:table-cell table:style-name="ce6" office:value-type="currency" office:currency="EUR" office:value="89.2202" calcext:value-type="currency">
            <text:p>89.22 €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Grove Pir Sensor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currency" office:currency="EUR" office:value="8.09" calcext:value-type="currency">
            <text:p>8.09 €</text:p>
          </table:table-cell>
          <table:table-cell table:style-name="ce6" office:value-type="currency" office:currency="EUR" office:value="64.72" calcext:value-type="currency">
            <text:p>64.72 €</text:p>
          </table:table-cell>
          <table:table-cell table:style-name="ce4" office:value-type="string" calcext:value-type="string">
            <text:p>https://www.seeedstudio.com/Grove-PIR-Motion-Sensor-p-802.html</text:p>
          </table:table-cell>
          <table:table-cell table:style-name="ce10" office:value-type="string" calcext:value-type="string">
            <text:p><text:a xlink:href="http://www.robotshop.com/uk/seeedstudio-grove-pir-motion-sensor.html" xlink:type="simple">http://www.robotshop.com/uk/seeedstudio-grove-pir-motion-sensor.html</text:a></text:p>
          </table:table-cell>
          <table:table-cell table:style-name="ce5" office:value-type="float" office:value="8" calcext:value-type="float">
            <text:p>8</text:p>
          </table:table-cell>
          <table:table-cell table:style-name="ce13" office:value-type="currency" office:currency="£" office:value="8.54" calcext:value-type="currency">
            <text:p>£8.54</text:p>
          </table:table-cell>
          <table:table-cell table:style-name="ce6" office:value-type="currency" office:currency="EUR" office:value="10.025533" calcext:value-type="currency">
            <text:p>10.03 €</text:p>
          </table:table-cell>
          <table:table-cell table:style-name="ce6" office:value-type="currency" office:currency="EUR" office:value="80.204264" calcext:value-type="currency">
            <text:p>80.20 €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Grove-Loudness Sensor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currency" office:currency="EUR" office:value="5.54" calcext:value-type="currency">
            <text:p>5.54 €</text:p>
          </table:table-cell>
          <table:table-cell table:style-name="ce8" office:value-type="currency" office:currency="EUR" office:value="44.32" calcext:value-type="currency">
            <text:p>44.32 €</text:p>
          </table:table-cell>
          <table:table-cell table:style-name="ce10" office:value-type="string" calcext:value-type="string">
            <text:p><text:a xlink:href="https://www.seeedstudio.com/Grove-Loudness-Sensor-p-1382.html" xlink:type="simple">https://www.seeedstudio.com/Grove-Loudness-Sensor-p-1382.html</text:a></text:p>
          </table:table-cell>
          <table:table-cell table:style-name="ce10" office:value-type="string" calcext:value-type="string">
            <text:p><text:a xlink:href="https://www.amazon.co.uk/Super-Sensors-Loudness-Sensor-LM2904/dp/B01HI1HO8O/ref=sr_1_1?ie=UTF8&amp;qid=1487585452&amp;sr=8-1&amp;keywords=grove+loudness" xlink:type="simple">https://www.amazon.co.uk/Super-Sensors-Loudness-Sensor-LM2904/dp/B01HI1HO8O/ref=sr_1_1?ie=UTF8&amp;qid=1487585452&amp;sr=8-1&amp;keywords=grove+loudness</text:a></text:p>
          </table:table-cell>
          <table:table-cell table:style-name="ce4" office:value-type="float" office:value="8" calcext:value-type="float">
            <text:p>8</text:p>
          </table:table-cell>
          <table:table-cell table:style-name="ce13" office:value-type="currency" office:currency="£" office:value="8.85" calcext:value-type="currency">
            <text:p>£8.85</text:p>
          </table:table-cell>
          <table:table-cell table:style-name="ce7" office:value-type="currency" office:currency="EUR" office:value="10.3894575" calcext:value-type="currency">
            <text:p>10.39 €</text:p>
          </table:table-cell>
          <table:table-cell table:style-name="ce8" office:value-type="currency" office:currency="EUR" office:value="83.11566" calcext:value-type="currency">
            <text:p>83.12 €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GrovePi shields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currency" office:currency="EUR" office:value="28.16" calcext:value-type="currency">
            <text:p>28.16 €</text:p>
          </table:table-cell>
          <table:table-cell table:style-name="ce6" office:value-type="currency" office:currency="EUR" office:value="225.28" calcext:value-type="currency">
            <text:p>225.28 €</text:p>
          </table:table-cell>
          <table:table-cell table:style-name="ce10" office:value-type="string" calcext:value-type="string">
            <text:p><text:a xlink:href="https://www.seeedstudio.com/GrovePi%2B-p-2241.html" xlink:type="simple">https://www.seeedstudio.com/GrovePi%2B-p-2241.html</text:a></text:p>
          </table:table-cell>
          <table:table-cell table:style-name="ce10" office:value-type="string" calcext:value-type="string">
            <text:p><text:a xlink:href="http://www.robotshop.com/uk/grovepi-board-raspberry-pi.html" xlink:type="simple">http://www.robotshop.com/uk/grovepi-board-raspberry-pi.html</text:a></text:p>
          </table:table-cell>
          <table:table-cell table:style-name="ce5" office:value-type="float" office:value="8" calcext:value-type="float">
            <text:p>8</text:p>
          </table:table-cell>
          <table:table-cell table:style-name="ce13" office:value-type="currency" office:currency="£" office:value="30.2" calcext:value-type="currency">
            <text:p>£30.20</text:p>
          </table:table-cell>
          <table:table-cell table:style-name="ce6" office:value-type="currency" office:currency="EUR" office:value="35.45329" calcext:value-type="currency">
            <text:p>35.45 €</text:p>
          </table:table-cell>
          <table:table-cell table:style-name="ce6" office:value-type="currency" office:currency="EUR" office:value="283.62632" calcext:value-type="currency">
            <text:p>283.63 €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Raspberrt Pi 3 Model B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currency" office:currency="EUR" office:value="37.53" calcext:value-type="currency">
            <text:p>37.53 €</text:p>
          </table:table-cell>
          <table:table-cell table:style-name="ce8" office:value-type="currency" office:currency="EUR" office:value="300.24" calcext:value-type="currency">
            <text:p>300.24 €</text:p>
          </table:table-cell>
          <table:table-cell table:style-name="ce10" office:value-type="string" calcext:value-type="string">
            <text:p><text:a xlink:href="https://www.seeedstudio.com/Raspberry-Pi-3-Model-B-p-2625.html" xlink:type="simple">https://www.seeedstudio.com/Raspberry-Pi-3-Model-B-p-2625.html</text:a></text:p>
          </table:table-cell>
          <table:table-cell table:style-name="ce10" office:value-type="string" calcext:value-type="string">
            <text:p><text:a xlink:href="http://www.robotshop.com/uk/raspberry-pi-3-computer-board.html" xlink:type="simple">http://www.robotshop.com/uk/raspberry-pi-3-computer-board.html</text:a></text:p>
          </table:table-cell>
          <table:table-cell table:style-name="ce4" office:value-type="float" office:value="8" calcext:value-type="float">
            <text:p>8</text:p>
          </table:table-cell>
          <table:table-cell table:style-name="ce13" office:value-type="currency" office:currency="£" office:value="38.93" calcext:value-type="currency">
            <text:p>£38.93</text:p>
          </table:table-cell>
          <table:table-cell table:style-name="ce7" office:value-type="currency" office:currency="EUR" office:value="45.7018735" calcext:value-type="currency">
            <text:p>45.70 €</text:p>
          </table:table-cell>
          <table:table-cell table:style-name="ce8" office:value-type="currency" office:currency="EUR" office:value="365.614988" calcext:value-type="currency">
            <text:p>365.61 €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icro USB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currency" office:currency="EUR" office:value="2.76" calcext:value-type="currency">
            <text:p>2.76 €</text:p>
          </table:table-cell>
          <table:table-cell table:style-name="ce8" office:value-type="currency" office:currency="EUR" office:value="22.08" calcext:value-type="currency">
            <text:p>22.08 €</text:p>
          </table:table-cell>
          <table:table-cell table:style-name="ce10" office:value-type="string" calcext:value-type="string">
            <text:p><text:a xlink:href="https://www.seeedstudio.com/Micro-USB-Cable-100cm-p-1476.html" xlink:type="simple">https://www.seeedstudio.com/Micro-USB-Cable-100cm-p-1476.html</text:a></text:p>
          </table:table-cell>
          <table:table-cell table:style-name="ce11" office:value-type="string" calcext:value-type="string" table:number-columns-spanned="1" table:number-rows-spanned="2">
            <text:p><text:a xlink:href="http://www.robotshop.com/uk/micro-usb-raspberry-pi-power-supply-5v-1500ma-eu.html" xlink:type="simple">http://www.robotshop.com/uk/micro-usb-raspberry-pi-power-supply-5v-1500ma-eu.html</text:a></text:p>
          </table:table-cell>
          <table:table-cell table:style-name="ce12" office:value-type="float" office:value="8" calcext:value-type="float" table:number-columns-spanned="1" table:number-rows-spanned="2">
            <text:p>8</text:p>
          </table:table-cell>
          <table:table-cell table:style-name="ce14" office:value-type="currency" office:currency="£" office:value="9.59" calcext:value-type="currency" table:number-columns-spanned="1" table:number-rows-spanned="2">
            <text:p>£9.59</text:p>
          </table:table-cell>
          <table:table-cell table:style-name="ce15" office:value-type="currency" office:currency="EUR" office:value="11.2581805" calcext:value-type="currency" table:number-columns-spanned="1" table:number-rows-spanned="2">
            <text:p>11.26 €</text:p>
          </table:table-cell>
          <table:table-cell table:style-name="ce17" office:value-type="currency" office:currency="EUR" office:value="90.065444" calcext:value-type="currency" table:number-columns-spanned="1" table:number-rows-spanned="2">
            <text:p>90.07 €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Out of Stock</text:p>
          </table:table-cell>
          <table:table-cell table:style-name="ce4" office:value-type="string" calcext:value-type="string">
            <text:p>USB Wall Power Suppy 5V-1A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currency" office:currency="EUR" office:value="2.76" calcext:value-type="currency">
            <text:p>2.76 €</text:p>
          </table:table-cell>
          <table:table-cell table:style-name="ce8" office:value-type="currency" office:currency="EUR" office:value="22.08" calcext:value-type="currency">
            <text:p>22.08 €</text:p>
          </table:table-cell>
          <table:table-cell table:style-name="ce10" office:value-type="string" calcext:value-type="string">
            <text:p><text:a xlink:href="https://www.seeedstudio.com/Europe-Standard-USB-Wall-Power-Supply-5VDC-2.1A-CE-Intertek-GS-p-1828.html" xlink:type="simple">https://www.seeedstudio.com/Europe-Standard-USB-Wall-Power-Supply-5VDC-2.1A-CE-Intertek-GS-p-1828.html</text:a></text:p>
          </table:table-cell>
          <table:covered-table-cell table:number-columns-repeated="3"/>
          <table:covered-table-cell office:value-type="float" office:value="0" calcext:value-type="float">
            <text:p>0</text:p>
          </table:covered-table-cell>
          <table:covered-table-cell office:value-type="float" office:value="0" calcext:value-type="float">
            <text:p>0</text:p>
          </table:covered-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GrovePi case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currency" office:currency="EUR" office:value="3.8" calcext:value-type="currency">
            <text:p>3.80 €</text:p>
          </table:table-cell>
          <table:table-cell table:style-name="ce7" office:value-type="currency" office:currency="EUR" office:value="30.4" calcext:value-type="currency">
            <text:p>30.40 €</text:p>
          </table:table-cell>
          <table:table-cell table:style-name="ce10" office:value-type="string" calcext:value-type="string">
            <text:p><text:a xlink:href="https://www.seeedstudio.com/GrovePi-Case-p-2161.html" xlink:type="simple">https://www.seeedstudio.com/GrovePi-Case-p-2161.html</text:a></text:p>
          </table:table-cell>
          <table:table-cell table:style-name="ce10" office:value-type="string" calcext:value-type="string">
            <text:p><text:a xlink:href="https://www.modmypi.com/raspberry-pi/cases/grove/grovepi-raspberry-pi-case/?search=grove" xlink:type="simple">https://www.modmypi.com/raspberry-pi/cases/grove/grovepi-raspberry-pi-case/?search=grove</text:a></text:p>
          </table:table-cell>
          <table:table-cell table:style-name="ce4" office:value-type="float" office:value="8" calcext:value-type="float">
            <text:p>8</text:p>
          </table:table-cell>
          <table:table-cell table:style-name="ce13" office:value-type="currency" office:currency="£" office:value="10" calcext:value-type="currency">
            <text:p>£10.00</text:p>
          </table:table-cell>
          <table:table-cell table:style-name="ce7" office:value-type="currency" office:currency="EUR" office:value="11.7395" calcext:value-type="currency">
            <text:p>11.74 €</text:p>
          </table:table-cell>
          <table:table-cell table:style-name="ce7" office:value-type="currency" office:currency="EUR" office:value="93.916" calcext:value-type="currency">
            <text:p>93.92 €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micro SD (8Gb)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style-name="ce4" office:value-type="string" calcext:value-type="string">
            <text:p>On any computer/movil shop close to you</text:p>
          </table:table-cell>
          <table:table-cell table:style-name="ce10" office:value-type="string" calcext:value-type="string">
            <text:p><text:a xlink:href="http://www.robotshop.com/uk/8gb-sd-card-with-noobs-raspberry-pi-b.html" xlink:type="simple">http://www.robotshop.com/uk/8gb-sd-card-with-noobs-raspberry-pi-b.html</text:a></text:p>
          </table:table-cell>
          <table:table-cell table:style-name="ce4" office:value-type="float" office:value="8" calcext:value-type="float">
            <text:p>8</text:p>
          </table:table-cell>
          <table:table-cell table:style-name="ce13" office:value-type="currency" office:currency="£" office:value="8.63" calcext:value-type="currency">
            <text:p>£8.63</text:p>
          </table:table-cell>
          <table:table-cell table:style-name="ce7" office:value-type="currency" office:currency="EUR" office:value="10.1311885" calcext:value-type="currency">
            <text:p>10.13 €</text:p>
          </table:table-cell>
          <table:table-cell table:style-name="ce8" office:value-type="currency" office:currency="EUR" office:value="81.049508" calcext:value-type="currency">
            <text:p>81.05 €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TOTAL</text:p>
            <text:p/>
          </table:table-cell>
          <table:table-cell table:number-columns-repeated="2"/>
          <table:table-cell table:style-name="ce8" table:formula="of:=SUM([.E2:.E11])" office:value-type="currency" office:currency="EUR" office:value="842.48" calcext:value-type="currency">
            <text:p>842.48 €</text:p>
          </table:table-cell>
          <table:table-cell table:number-columns-repeated="5"/>
          <table:table-cell table:style-name="ce8" table:formula="of:=SUM([.K2:.K11])" office:value-type="currency" office:currency="EUR" office:value="1246.640984" calcext:value-type="currency">
            <text:p>1,246.64 €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Possible extra under check</text:p>
          </table:table-cell>
          <table:table-cell table:style-name="ce4" office:value-type="string" calcext:value-type="string">
            <text:p>CO2 sensor</text:p>
          </table:table-cell>
          <table:table-cell/>
          <table:table-cell table:style-name="ce7" office:value-type="currency" office:currency="EUR" office:value="93.8" calcext:value-type="currency">
            <text:p>93.80 €</text:p>
          </table:table-cell>
          <table:table-cell/>
          <table:table-cell table:style-name="ce10" office:value-type="string" calcext:value-type="string">
            <text:p><text:a xlink:href="https://www.seeedstudio.com/Grove-CO2-Sensor-p-1863.html" xlink:type="simple">https://www.seeedstudio.com/Grove-CO2-Sensor-p-1863.html</text:a></text:p>
          </table:table-cell>
          <table:table-cell table:style-name="ce10" office:value-type="string" calcext:value-type="string">
            <text:p><text:a xlink:href="http://www.robotshop.com/uk/grove-co2-sensor.html" xlink:type="simple">http://www.robotshop.com/uk/grove-co2-sensor.html</text:a></text:p>
          </table:table-cell>
          <table:table-cell/>
          <table:table-cell table:style-name="ce13" office:value-type="currency" office:currency="£" office:value="93.48" calcext:value-type="currency">
            <text:p>£93.48</text:p>
          </table:table-cell>
          <table:table-cell table:style-name="ce16" table:formula="of:=[.I14]* 1.17395" office:value-type="string" office:string-value="£109.74" calcext:value-type="string">
            <text:p>£109.74</text:p>
          </table:table-cell>
          <table:table-cell table:number-columns-repeated="1014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27">
      <number:currency-symbol>£</number:currency-symbol>
      <number:number number:decimal-places="2" loext:min-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2:39:12.240888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document-statistic meta:table-count="1" meta:cell-count="118" meta:object-count="0"/>
  </office:meta>
</office:document-meta>
</file>